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3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on</text:p>
          </table:table-cell>
          <table:table-cell table:style-name="ce1" office:value-type="string" calcext:value-type="string">
            <text:p>Current Estimation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Remain</text:p>
          </table:table-cell>
          <table:table-cell table:style-name="ce1" office:value-type="string" calcext:value-type="string">
            <text:p>Responsible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Post-Request Group annehm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C2]-[.D2]" office:value-type="float" office:value="2" calcext:value-type="float">
            <text:p>2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peichern/Löschen der Gruppe auf der DB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Editieren der Gruppe auf der DB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C4]-[.D4]" office:value-type="float" office:value="3" calcext:value-type="float">
            <text:p>3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ost-Request Group validiere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1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]-[.D11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1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I zu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uppen auflisten i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5]-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ktion mit Gruppe – Löschen/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 zum erzeugen einer Gruppe (Butto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rstell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ditier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og zum Lösch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2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-[.D21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2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3]-[.D23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.00.0000</text:date>, <text:time style:data-style-name="N2" text:time-value="11:42:07.1992089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6-07T11:50:55.386825745</dc:date>
    <meta:editing-duration>PT14M21S</meta:editing-duration>
    <meta:editing-cycles>3</meta:editing-cycles>
    <meta:generator>LibreOffice/6.2.4.2.0$Linux_X86_64 LibreOffice_project/20$Build-2</meta:generator>
    <meta:document-statistic meta:table-count="1" meta:cell-count="101" meta:object-count="0"/>
  </office:meta>
</office:document-meta>
</file>